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0ad" officeooo:paragraph-rsid="001870ad"/>
    </style:style>
    <style:style style:name="P2" style:family="paragraph" style:parent-style-name="Standard">
      <style:text-properties officeooo:rsid="001a11ec" officeooo:paragraph-rsid="001a11ec"/>
    </style:style>
    <style:style style:name="P3" style:family="paragraph" style:parent-style-name="Standard">
      <style:text-properties officeooo:rsid="001ad08f" officeooo:paragraph-rsid="001ad08f"/>
    </style:style>
    <style:style style:name="P4" style:family="paragraph" style:parent-style-name="Standard">
      <style:text-properties officeooo:rsid="001b1705"/>
    </style:style>
    <style:style style:name="P5" style:family="paragraph" style:parent-style-name="Standard">
      <style:text-properties officeooo:rsid="001b1705" officeooo:paragraph-rsid="001b1705"/>
    </style:style>
    <style:style style:name="P6" style:family="paragraph" style:parent-style-name="Standard">
      <style:text-properties officeooo:rsid="001bae66" officeooo:paragraph-rsid="001bae66"/>
    </style:style>
    <style:style style:name="P7" style:family="paragraph" style:parent-style-name="Standard">
      <style:text-properties officeooo:rsid="001da5fe" officeooo:paragraph-rsid="001da5fe"/>
    </style:style>
    <style:style style:name="P8" style:family="paragraph" style:parent-style-name="Standard">
      <style:text-properties officeooo:rsid="001e824c" officeooo:paragraph-rsid="001e824c"/>
    </style:style>
    <style:style style:name="P9" style:family="paragraph" style:parent-style-name="Standard">
      <style:text-properties officeooo:rsid="0021de96" officeooo:paragraph-rsid="0021de96"/>
    </style:style>
    <style:style style:name="P10" style:family="paragraph" style:parent-style-name="Standard">
      <style:text-properties officeooo:rsid="00255887" officeooo:paragraph-rsid="00255887"/>
    </style:style>
    <style:style style:name="P11" style:family="paragraph" style:parent-style-name="Standard">
      <style:text-properties officeooo:rsid="0026d7b6" officeooo:paragraph-rsid="0026d7b6"/>
    </style:style>
    <style:style style:name="P12" style:family="paragraph" style:parent-style-name="Standard">
      <style:text-properties officeooo:rsid="0029e2e8" officeooo:paragraph-rsid="0029e2e8"/>
    </style:style>
    <style:style style:name="P13" style:family="paragraph" style:parent-style-name="Standard">
      <style:text-properties officeooo:rsid="003387ad" officeooo:paragraph-rsid="003387ad"/>
    </style:style>
    <style:style style:name="P14" style:family="paragraph" style:parent-style-name="Standard">
      <style:text-properties officeooo:rsid="00357360" officeooo:paragraph-rsid="00357360"/>
    </style:style>
    <style:style style:name="T1" style:family="text">
      <style:text-properties officeooo:rsid="00195cfc"/>
    </style:style>
    <style:style style:name="T2" style:family="text">
      <style:text-properties officeooo:rsid="001da5fe"/>
    </style:style>
    <style:style style:name="T3" style:family="text">
      <style:text-properties officeooo:rsid="001f7894"/>
    </style:style>
    <style:style style:name="T4" style:family="text">
      <style:text-properties officeooo:rsid="0020abda"/>
    </style:style>
    <style:style style:name="T5" style:family="text">
      <style:text-properties officeooo:rsid="0023a3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dis for Go</text:p>
      <text:p text:style-name="Subtitle"><text:s text:c="29"/>蔡波</text:p>
      <text:h text:style-name="Heading_20_1" text:outline-level="1">1.ubuntu16.04安装redis</text:h>
      <text:p text:style-name="P1">sudo apt-get install redis-server</text:p>
      <text:p text:style-name="P1"/>
      <text:p text:style-name="P1">默认的配置文件在 /<text:span text:style-name="T1">etc/redis/redis.conf</text:span></text:p>
      <text:p text:style-name="P1"/>
      <text:h text:style-name="Heading_20_1" text:outline-level="1">2.获取redigo包</text:h>
      <text:p text:style-name="P2">go get github.com/garyburd/redigo/redis</text:p>
      <text:p text:style-name="P2"/>
      <text:h text:style-name="Heading_20_1" text:outline-level="1">3.redigo官方文档地址</text:h>
      <text:p text:style-name="P2"><text:a xlink:type="simple" xlink:href="https://godoc.org/github.com/garyburd/redigo/redis" text:style-name="Internet_20_link" text:visited-style-name="Visited_20_Internet_20_Link">https://godoc.org/github.com/garyburd/redigo/redis</text:a></text:p>
      <text:p text:style-name="P2"/>
      <text:h text:style-name="Heading_20_1" text:outline-level="1">4.一些接口</text:h>
      <text:p text:style-name="P2"/>
      <text:h text:style-name="Heading_20_3" text:outline-level="3">创建连接</text:h>
      <text:p text:style-name="P3">c,err:= redis.Dial(“TCP”,”127.0.0.1:6379”)</text:p>
      <text:p text:style-name="P3">if err!=nil{</text:p>
      <text:p text:style-name="P3"><text:tab/>return err</text:p>
      <text:p text:style-name="P3">}</text:p>
      <text:p text:style-name="P3">defer c.Close()</text:p>
      <text:p text:style-name="P3"/>
      <text:h text:style-name="Heading_20_3" text:outline-level="3">单次命令</text:h>
      <text:p text:style-name="P3">c.Do(“命令”,… 参数),参数为 <text:span text:style-name="T4">[]interface{}</text:span></text:p>
      <text:p text:style-name="P3">常见的集中返回值处理</text:p>
      <text:p text:style-name="P4">redis.Int(c.Do()) <text:s/>返回int</text:p>
      <text:p text:style-name="P5">redis.String(…) 返回string</text:p>
      <text:p text:style-name="P5">redis.Ints(…) 返回[]int</text:p>
      <text:p text:style-name="P5">redis.Strings(…) <text:s/>返回[]string</text:p>
      <text:p text:style-name="P5">redis.IntMap(…) 返回 map[string]int</text:p>
      <text:p text:style-name="P5">redis.StringMap(…) 返回map[string]string</text:p>
      <text:p text:style-name="P5"/>
      <text:h text:style-name="Heading_20_3" text:outline-level="3">非事务型流水线</text:h>
      <text:p text:style-name="P6">c.Send(“SET”,”k1”,”100”)</text:p>
      <text:p text:style-name="P6"><text:soft-page-break/>c.<text:span text:style-name="T2">Send</text:span>(“GET”,”k1”)</text:p>
      <text:p text:style-name="P6">c.Flush()</text:p>
      <text:p text:style-name="P6">c.Receive()</text:p>
      <text:p text:style-name="P6">v,err:=c.Receive()</text:p>
      <text:p text:style-name="P7">Send将命令发送到缓冲区,Flush将缓冲区的命令一次性发送到服务器,单次Receive按顺序接收一个命令的返回</text:p>
      <text:p text:style-name="P7"/>
      <text:p text:style-name="P8">Do = Send + Flush + Receive </text:p>
      <text:p text:style-name="P8">如果多个<text:span text:style-name="T3">Send,那么Do返回多个命令的结果数组</text:span></text:p>
      <text:p text:style-name="P8"/>
      <text:h text:style-name="Heading_20_3" text:outline-level="3">事务型流水线</text:h>
      <text:p text:style-name="P8">c.Send("MULTI")</text:p>
      <text:p text:style-name="P8">c.Send("SET", "k1", 200)</text:p>
      <text:p text:style-name="P8">c.Send("GET", "k1")</text:p>
      <text:p text:style-name="P8">c.Do("EXEC")</text:p>
      <text:p text:style-name="P8"/>
      <text:h text:style-name="Heading_20_3" text:outline-level="3">发布与订阅</text:h>
      <text:p text:style-name="P9">c.Send("SUBSCRIBE", "example")</text:p>
      <text:p text:style-name="P9">c.Flush()</text:p>
      <text:p text:style-name="P9">for <text:s/>{</text:p>
      <text:p text:style-name="P9"><text:tab/>reply, err := c.Receive()</text:p>
      <text:p text:style-name="P9"><text:tab/>if err != nil {</text:p>
      <text:p text:style-name="P9"><text:tab/><text:tab/>// handle err</text:p>
      <text:p text:style-name="P9"><text:tab/>}</text:p>
      <text:p text:style-name="P9"><text:tab/>// handle message</text:p>
      <text:p text:style-name="P9">}</text:p>
      <text:p text:style-name="P9">订阅一个频道后,此连接挂起,不能发送除了订阅,取消订阅,<text:span text:style-name="T5">PING,QUIT以外的其他命令.</text:span></text:p>
      <text:p text:style-name="P9"/>
      <text:p text:style-name="P10">PubSubConn类型是对连接进行一定封装后实现的订阅连接,其实现了几个方法用于订阅,及集中类型用于对收到的消息进行分类处理</text:p>
      <text:p text:style-name="P11">psc := redis.PubSubConn{</text:p>
      <text:p text:style-name="P11"><text:s text:c="2"/>Conn: c,</text:p>
      <text:p text:style-name="P11">}</text:p>
      <text:p text:style-name="P11">psc.Subscribe("example")</text:p>
      <text:p text:style-name="P11">for {</text:p>
      <text:p text:style-name="P11"><text:s text:c="2"/>switch v := psc.Receive().(type) {</text:p>
      <text:p text:style-name="P11"><text:s text:c="2"/>case redis.Message:</text:p>
      <text:p text:style-name="P11"><text:s text:c="4"/>fmt.Printf("%s:message:%s\n", v.Channel, v.Data)</text:p>
      <text:p text:style-name="P11"><text:s text:c="2"/>case redis.Subscription:</text:p>
      <text:p text:style-name="P11"><text:s text:c="4"/>fmt.Printf("%s:%s %d\n", v.Channel, v.Kind, v.Count)</text:p>
      <text:p text:style-name="P11"><text:s text:c="2"/>case error:</text:p>
      <text:p text:style-name="P11"><text:s text:c="4"/>fmt.Println(v)</text:p>
      <text:p text:style-name="P11"><text:s text:c="4"/>return</text:p>
      <text:p text:style-name="P11"><text:s text:c="2"/>}</text:p>
      <text:p text:style-name="P11">}</text:p>
      <text:p text:style-name="P10"/>
      <text:h text:style-name="Heading_20_3" text:outline-level="3"><text:soft-page-break/>使用乐观锁的流水型事务</text:h>
      <text:p text:style-name="P12">// zpop 从一个有序集合里面取出排名最前的对象</text:p>
      <text:p text:style-name="P12">// 使用乐观锁和流水型事务线实现</text:p>
      <text:p text:style-name="P12">func zpop(c redis.Conn, key string) (result string, err error) {</text:p>
      <text:p text:style-name="P12"><text:tab/>defer func() {</text:p>
      <text:p text:style-name="P12"><text:tab/><text:tab/>if err != nil {</text:p>
      <text:p text:style-name="P12"><text:tab/><text:tab/><text:tab/>c.Do("DISCARD")</text:p>
      <text:p text:style-name="P12"><text:tab/><text:tab/><text:tab/>// 注意DISCARD和UNWATCH的区别</text:p>
      <text:p text:style-name="P12"><text:tab/><text:tab/>}</text:p>
      <text:p text:style-name="P12"><text:tab/>}()</text:p>
      <text:p text:style-name="P12"><text:tab/>for {</text:p>
      <text:p text:style-name="P12"><text:tab/><text:tab/>if _, err := c.Do("WATCH", key); err != nil {</text:p>
      <text:p text:style-name="P12"><text:tab/><text:tab/><text:tab/>return "", err</text:p>
      <text:p text:style-name="P12"><text:tab/><text:tab/>}</text:p>
      <text:p text:style-name="P12"><text:tab/><text:tab/>members, err := redis.Strings(c.Do("ZRANGE", key, 0, 0))</text:p>
      <text:p text:style-name="P12"><text:tab/><text:tab/>if err != nil {</text:p>
      <text:p text:style-name="P12"><text:tab/><text:tab/><text:tab/>return "", err</text:p>
      <text:p text:style-name="P12"><text:tab/><text:tab/>}</text:p>
      <text:p text:style-name="P12"><text:tab/><text:tab/>if len(members) != 1 {</text:p>
      <text:p text:style-name="P12"><text:tab/><text:tab/><text:tab/>return "", redis.ErrNil</text:p>
      <text:p text:style-name="P12"><text:tab/><text:tab/>}</text:p>
      <text:p text:style-name="P12"><text:tab/><text:tab/>c.Send("MULTI")</text:p>
      <text:p text:style-name="P12"><text:tab/><text:tab/>c.Send("ZREM", key, members[0])</text:p>
      <text:p text:style-name="P12"><text:tab/><text:tab/>queued, err := c.Do("EXEC")</text:p>
      <text:p text:style-name="P12"><text:tab/><text:tab/>if err != nil {</text:p>
      <text:p text:style-name="P12"><text:tab/><text:tab/><text:tab/>return "", err</text:p>
      <text:p text:style-name="P12"><text:tab/><text:tab/>}</text:p>
      <text:p text:style-name="P12"><text:tab/><text:tab/>if queued != nil {</text:p>
      <text:p text:style-name="P12"><text:tab/><text:tab/><text:tab/>result = members[0]</text:p>
      <text:p text:style-name="P12"><text:tab/><text:tab/><text:tab/>break</text:p>
      <text:p text:style-name="P12"><text:tab/><text:tab/>}</text:p>
      <text:p text:style-name="P12"><text:tab/>}</text:p>
      <text:p text:style-name="P12"><text:tab/>return result, nil</text:p>
      <text:p text:style-name="P12">}</text:p>
      <text:p text:style-name="P12"/>
      <text:h text:style-name="Heading_20_3" text:outline-level="3">实现带超时时间的锁</text:h>
      <text:p text:style-name="P14">// acquireLock 获取某个key的锁</text:p>
      <text:p text:style-name="P14">func acquireLock(c redis.Conn, key string, timeout int, lockTimeout int) (string, error) {</text:p>
      <text:p text:style-name="P14"><text:tab/>lockKey := "lock:" + key</text:p>
      <text:p text:style-name="P14"><text:tab/>lock := uuid.Must(uuid.NewV4()).String()</text:p>
      <text:p text:style-name="P14"><text:tab/>endtime := time.Now().Add(time.Duration(timeout) * time.Second)</text:p>
      <text:p text:style-name="P14"><text:tab/>for time.Now().Before(endtime) {</text:p>
      <text:p text:style-name="P14"><text:tab/><text:tab/>ret, err := redis.Int(c.Do("SETNX", lockKey, lock))</text:p>
      <text:p text:style-name="P14"><text:tab/><text:tab/>if err != nil {</text:p>
      <text:p text:style-name="P14"><text:tab/><text:tab/><text:tab/>return "", err</text:p>
      <text:p text:style-name="P14"><text:tab/><text:tab/>}</text:p>
      <text:p text:style-name="P14"><text:tab/><text:tab/>if ret == 1 {</text:p>
      <text:p text:style-name="P14"><text:tab/><text:tab/><text:tab/>fmt.Println("成功获取锁", &amp;c)</text:p>
      <text:p text:style-name="P14"><text:tab/><text:tab/><text:tab/>c.Do("EXPIRE", lockKey, lockTimeout)</text:p>
      <text:p text:style-name="P14"><text:soft-page-break/><text:tab/><text:tab/><text:tab/>return lock, nil</text:p>
      <text:p text:style-name="P14"><text:tab/><text:tab/>}</text:p>
      <text:p text:style-name="P14"><text:tab/><text:tab/>lifetime, err := redis.Int(c.Do("TTL", lockKey))</text:p>
      <text:p text:style-name="P14"><text:tab/><text:tab/>if err != nil {</text:p>
      <text:p text:style-name="P14"><text:tab/><text:tab/><text:tab/>return "", err</text:p>
      <text:p text:style-name="P14"><text:tab/><text:tab/>}</text:p>
      <text:p text:style-name="P14"><text:tab/><text:tab/>if lifetime == -1 {</text:p>
      <text:p text:style-name="P14"><text:tab/><text:tab/><text:tab/>fmt.Println("该锁没有超时时间,给其设置超时")</text:p>
      <text:p text:style-name="P14"><text:tab/><text:tab/><text:tab/>c.Do("EXPIRE", lockKey, lockTimeout)</text:p>
      <text:p text:style-name="P14"><text:tab/><text:tab/>}</text:p>
      <text:p text:style-name="P14"><text:tab/><text:tab/>time.Sleep(500 * time.Millisecond)</text:p>
      <text:p text:style-name="P14"><text:tab/>}</text:p>
      <text:p text:style-name="P14"><text:tab/>return "", ErrTimeout</text:p>
      <text:p text:style-name="P14">}</text:p>
      <text:p text:style-name="P14"/>
      <text:p text:style-name="P14">// releaseLock 释放某个key的锁</text:p>
      <text:p text:style-name="P14">func releaseLock(c redis.Conn, key string, lock string) (err error) {</text:p>
      <text:p text:style-name="P14"><text:tab/>lockKey := "lock:" + key</text:p>
      <text:p text:style-name="P14"><text:tab/>defer func() {</text:p>
      <text:p text:style-name="P14"><text:tab/><text:tab/>if err != nil {</text:p>
      <text:p text:style-name="P14"><text:tab/><text:tab/><text:tab/>c.Do("DISCARD")</text:p>
      <text:p text:style-name="P14"><text:tab/><text:tab/>}</text:p>
      <text:p text:style-name="P14"><text:tab/>}()</text:p>
      <text:p text:style-name="P14"><text:tab/>for {</text:p>
      <text:p text:style-name="P14"><text:tab/><text:tab/>c.Do("WATCH", lockKey)</text:p>
      <text:p text:style-name="P14"><text:tab/><text:tab/>var lockString string</text:p>
      <text:p text:style-name="P14"><text:tab/><text:tab/>lockString, err = redis.String(c.Do("GET", lockKey))</text:p>
      <text:p text:style-name="P14"><text:tab/><text:tab/>if err != nil {</text:p>
      <text:p text:style-name="P14"><text:tab/><text:tab/><text:tab/>return err</text:p>
      <text:p text:style-name="P14"><text:tab/><text:tab/>}</text:p>
      <text:p text:style-name="P14"><text:tab/><text:tab/>if lockString == lock {</text:p>
      <text:p text:style-name="P14"><text:tab/><text:tab/><text:tab/>c.Send("MULTI")</text:p>
      <text:p text:style-name="P14"><text:tab/><text:tab/><text:tab/>c.Send("DEL", lockKey)</text:p>
      <text:p text:style-name="P14"><text:tab/><text:tab/><text:tab/>c.Do("EXEC")</text:p>
      <text:p text:style-name="P14"><text:tab/><text:tab/><text:tab/>return</text:p>
      <text:p text:style-name="P14"><text:tab/><text:tab/>}</text:p>
      <text:p text:style-name="P14"><text:s text:c="4"/>c.Do("UNWATCH",lockKey)</text:p>
      <text:p text:style-name="P14"><text:tab/><text:tab/>time.Sleep(1 * time.Second)</text:p>
      <text:p text:style-name="P14"><text:tab/>}</text:p>
      <text:p text:style-name="P14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44:44.906060532</meta:creation-date>
    <dc:date>2018-07-19T01:11:18.390944247</dc:date>
    <meta:editing-duration>PT2H40M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4" meta:paragraph-count="153" meta:word-count="698" meta:character-count="3159" meta:non-whitespace-character-count="2700"/>
  </office:meta>
</office:document-meta>
</file>